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officeooo:rsid="00103afc" officeooo:paragraph-rsid="00103afc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font-weight="bold" officeooo:rsid="001f5e40" officeooo:paragraph-rsid="001f5e40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rsid="000454ad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rsid="0013d090" officeooo:paragraph-rsid="0013ec47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rsid="000454ad" officeooo:paragraph-rsid="0013ec47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rsid="001ede30" officeooo:paragraph-rsid="001ede30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ede30" officeooo:paragraph-rsid="0013ec47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fo:color="#bf0041" loext:opacity="100%" officeooo:rsid="001f5e40" officeooo:paragraph-rsid="001f5e40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f5e40" officeooo:paragraph-rsid="001f5e40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0454ad" officeooo:paragraph-rsid="001f5e40"/>
    </style:style>
    <style:style style:name="P11" style:family="paragraph" style:parent-style-name="Text_20_body" style:list-style-name="L1">
      <style:paragraph-properties fo:margin-top="0cm" fo:margin-bottom="0cm" style:contextual-spacing="false" fo:line-height="100%"/>
      <style:text-properties fo:color="#ff860d" loext:opacity="100%" fo:font-weight="bold" officeooo:rsid="001f9107" officeooo:paragraph-rsid="001f9107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fo:color="#158466" loext:opacity="100%" fo:font-weight="normal" officeooo:rsid="001f5e40" officeooo:paragraph-rsid="001f9107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fo:color="#2a6099" loext:opacity="100%" fo:font-weight="normal" officeooo:rsid="001f5e40" officeooo:paragraph-rsid="001f9107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0454ad" officeooo:paragraph-rsid="00214ccf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officeooo:rsid="000b8fce" officeooo:paragraph-rsid="00214ccf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b22d2" officeooo:paragraph-rsid="00214ccf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officeooo:rsid="001b22d2" officeooo:paragraph-rsid="00214ccf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2f188" officeooo:paragraph-rsid="0022f188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214ccf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cfb73" officeooo:paragraph-rsid="00214ccf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48414" officeooo:paragraph-rsid="00214ccf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2fd099" officeooo:paragraph-rsid="002fd099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fd099" officeooo:paragraph-rsid="002fd099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312e9f" officeooo:paragraph-rsid="00312e9f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12e9f" officeooo:paragraph-rsid="00312e9f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rsid="001b22d2" officeooo:paragraph-rsid="00304286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fd099" officeooo:paragraph-rsid="00304286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304286" officeooo:paragraph-rsid="00304286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officeooo:rsid="002fd099" officeooo:paragraph-rsid="00304286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officeooo:rsid="001b22d2" officeooo:paragraph-rsid="00304286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304286" officeooo:paragraph-rsid="00304286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04286" officeooo:paragraph-rsid="00304286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312e9f" officeooo:paragraph-rsid="00304286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12e9f" officeooo:paragraph-rsid="003259b2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312e9f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31e527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31e527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441831" officeooo:paragraph-rsid="00441831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441831" officeooo:paragraph-rsid="004743bb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41831" officeooo:paragraph-rsid="00491df4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41831" officeooo:paragraph-rsid="00441831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41831" officeooo:paragraph-rsid="00480ffc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5eafd" officeooo:paragraph-rsid="00480ffc"/>
    </style:style>
    <style:style style:name="P4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5eafd" officeooo:paragraph-rsid="00491df4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491df4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491df4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491df4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80ffc" officeooo:paragraph-rsid="00480ffc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5eafd" officeooo:paragraph-rsid="00441831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5eafd" officeooo:paragraph-rsid="004743bb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4743bb" officeooo:paragraph-rsid="004743bb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4743bb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4743bb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4743bb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45eafd" officeooo:paragraph-rsid="0031e527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3259b2" officeooo:paragraph-rsid="003259b2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officeooo:rsid="001b22d2" officeooo:paragraph-rsid="003259b2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fd099" officeooo:paragraph-rsid="003259b2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886b5" officeooo:paragraph-rsid="003886b5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9db00" officeooo:paragraph-rsid="0039db00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259b2" officeooo:paragraph-rsid="003259b2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3886b5" officeooo:paragraph-rsid="003259b2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fo:color="#2a6099" loext:opacity="100%" officeooo:rsid="0039db00" officeooo:paragraph-rsid="003259b2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9db00" officeooo:paragraph-rsid="003259b2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259b2" officeooo:paragraph-rsid="004232df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259b2" officeooo:paragraph-rsid="003dd94b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304286" officeooo:paragraph-rsid="003259b2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3259b2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3259b2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3384c8" officeooo:paragraph-rsid="003384c8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384c8" officeooo:paragraph-rsid="003384c8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4506e" officeooo:paragraph-rsid="003990f4"/>
    </style:style>
    <style:style style:name="P7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4506e" officeooo:paragraph-rsid="003fa7f4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3fa7f4"/>
    </style:style>
    <style:style style:name="P7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3fa7f4"/>
    </style:style>
    <style:style style:name="P76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3fa7f4"/>
    </style:style>
    <style:style style:name="P7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384c8" officeooo:paragraph-rsid="003fa7f4"/>
    </style:style>
    <style:style style:name="P7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3384c8" officeooo:paragraph-rsid="0034506e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fo:color="#158466" loext:opacity="100%" officeooo:rsid="001e4e59" officeooo:paragraph-rsid="0034506e"/>
    </style:style>
    <style:style style:name="P8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34506e"/>
    </style:style>
    <style:style style:name="P81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34506e"/>
    </style:style>
    <style:style style:name="P82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e4e59" officeooo:paragraph-rsid="00214ccf"/>
    </style:style>
    <style:style style:name="P83" style:family="paragraph" style:parent-style-name="Text_20_body" style:list-style-name="L1">
      <style:paragraph-properties fo:margin-top="0cm" fo:margin-bottom="0cm" style:contextual-spacing="false" fo:line-height="100%"/>
      <style:text-properties fo:color="#ff860d" loext:opacity="100%" fo:font-weight="bold" officeooo:rsid="00214ccf" officeooo:paragraph-rsid="00214ccf" style:font-weight-asian="bold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00%"/>
      <style:text-properties officeooo:rsid="000b8fce" officeooo:paragraph-rsid="00149599"/>
    </style:style>
    <style:style style:name="P85" style:family="paragraph" style:parent-style-name="Text_20_body">
      <style:paragraph-properties fo:margin-top="0cm" fo:margin-bottom="0cm" style:contextual-spacing="false" fo:line-height="100%"/>
      <style:text-properties officeooo:rsid="000e82b4" officeooo:paragraph-rsid="00149599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officeooo:paragraph-rsid="00149599"/>
    </style:style>
    <style:style style:name="P8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9b124" officeooo:paragraph-rsid="001e4e59"/>
    </style:style>
    <style:style style:name="P88" style:family="paragraph" style:parent-style-name="Text_20_body">
      <style:paragraph-properties fo:margin-top="0cm" fo:margin-bottom="0cm" style:contextual-spacing="false" fo:line-height="100%"/>
      <style:text-properties fo:color="#2a6099" loext:opacity="100%" style:font-name="Liberation Serif" fo:font-size="12pt" fo:font-weight="normal" officeooo:rsid="002758d9" officeooo:paragraph-rsid="002758d9" fo:background-color="transparent" style:font-size-asian="12pt" style:font-size-complex="12pt"/>
    </style:style>
    <style:style style:name="P89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12pt" fo:font-weight="normal" officeooo:rsid="002758d9" officeooo:paragraph-rsid="002758d9" fo:background-color="transparent" style:font-size-asian="12pt" style:font-size-complex="12pt"/>
    </style:style>
    <style:style style:name="P9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12pt" fo:font-weight="normal" officeooo:rsid="002758d9" officeooo:paragraph-rsid="002758d9" fo:background-color="transparent" style:font-size-asian="12pt" style:font-size-complex="12pt"/>
    </style:style>
    <style:style style:name="P91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214ccf" officeooo:paragraph-rsid="00214ccf"/>
    </style:style>
    <style:style style:name="P9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12pt" fo:font-weight="normal" officeooo:rsid="00214ccf" officeooo:paragraph-rsid="00214ccf" fo:background-color="transparent" style:font-size-asian="12pt" style:font-size-complex="12pt"/>
    </style:style>
    <style:style style:name="P9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weight="bold" officeooo:rsid="0025f0fd" officeooo:paragraph-rsid="0025f0fd" style:font-weight-asian="bold" style:font-weight-complex="bold"/>
    </style:style>
    <style:style style:name="P94" style:family="paragraph" style:parent-style-name="Text_20_body">
      <style:paragraph-properties fo:line-height="100%"/>
      <style:text-properties style:use-window-font-color="true" loext:opacity="0%" fo:font-weight="normal" officeooo:rsid="0025f0fd" officeooo:paragraph-rsid="0025f0fd" style:font-weight-asian="normal" style:font-weight-complex="normal"/>
    </style:style>
    <style:style style:name="P95" style:family="paragraph" style:parent-style-name="Text_20_body">
      <style:paragraph-properties fo:line-height="100%"/>
      <style:text-properties style:use-window-font-color="true" loext:opacity="0%" officeooo:rsid="000454ad"/>
    </style:style>
    <style:style style:name="P96" style:family="paragraph" style:parent-style-name="Standard">
      <style:paragraph-properties fo:line-height="100%"/>
      <style:text-properties fo:color="#000000" loext:opacity="100%" officeooo:rsid="000454ad" officeooo:paragraph-rsid="000454ad"/>
    </style:style>
    <style:style style:name="T1" style:family="text">
      <style:text-properties officeooo:rsid="001aa593"/>
    </style:style>
    <style:style style:name="T2" style:family="text">
      <style:text-properties officeooo:rsid="0022f188"/>
    </style:style>
    <style:style style:name="T3" style:family="text">
      <style:text-properties fo:color="#a7074b" loext:opacity="100%" officeooo:rsid="001ede30"/>
    </style:style>
    <style:style style:name="T4" style:family="text">
      <style:text-properties fo:color="#a7074b" loext:opacity="100%"/>
    </style:style>
    <style:style style:name="T5" style:family="text">
      <style:text-properties officeooo:rsid="001b22d2"/>
    </style:style>
    <style:style style:name="T6" style:family="text">
      <style:text-properties officeooo:rsid="0013d090"/>
    </style:style>
    <style:style style:name="T7" style:family="text">
      <style:text-properties officeooo:rsid="001ede30"/>
    </style:style>
    <style:style style:name="T8" style:family="text">
      <style:text-properties fo:color="#2a6099" loext:opacity="100%" officeooo:rsid="001ede30"/>
    </style:style>
    <style:style style:name="T9" style:family="text">
      <style:text-properties style:use-window-font-color="true" loext:opacity="0%" officeooo:rsid="0022d8ea"/>
    </style:style>
    <style:style style:name="T10" style:family="text">
      <style:text-properties fo:color="#000000" loext:opacity="100%" officeooo:rsid="001ede30"/>
    </style:style>
    <style:style style:name="T11" style:family="text">
      <style:text-properties style:use-window-font-color="true" loext:opacity="0%" officeooo:rsid="001ede30"/>
    </style:style>
    <style:style style:name="T12" style:family="text">
      <style:text-properties style:use-window-font-color="true" loext:opacity="0%" officeooo:rsid="001f5e40"/>
    </style:style>
    <style:style style:name="T13" style:family="text">
      <style:text-properties fo:color="#2a6099" loext:opacity="100%" officeooo:rsid="001f5e40"/>
    </style:style>
    <style:style style:name="T14" style:family="text">
      <style:text-properties style:use-window-font-color="true" loext:opacity="0%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officeooo:rsid="001f9107"/>
    </style:style>
    <style:style style:name="T17" style:family="text">
      <style:text-properties fo:color="#158466" loext:opacity="100%"/>
    </style:style>
    <style:style style:name="T18" style:family="text">
      <style:text-properties fo:color="#158466" loext:opacity="100%" officeooo:rsid="000b6d78"/>
    </style:style>
    <style:style style:name="T19" style:family="text">
      <style:text-properties fo:color="#158466" loext:opacity="100%" officeooo:rsid="001f9107"/>
    </style:style>
    <style:style style:name="T20" style:family="text">
      <style:text-properties officeooo:rsid="001f9107"/>
    </style:style>
    <style:style style:name="T21" style:family="text">
      <style:text-properties officeooo:rsid="00166575"/>
    </style:style>
    <style:style style:name="T22" style:family="text">
      <style:text-properties officeooo:rsid="001834bd"/>
    </style:style>
    <style:style style:name="T23" style:family="text">
      <style:text-properties fo:color="#2a6099" loext:opacity="100%" officeooo:rsid="001cfb73"/>
    </style:style>
    <style:style style:name="T24" style:family="text">
      <style:text-properties officeooo:rsid="001cfb73"/>
    </style:style>
    <style:style style:name="T25" style:family="text">
      <style:text-properties officeooo:rsid="00248414"/>
    </style:style>
    <style:style style:name="T26" style:family="text">
      <style:text-properties officeooo:rsid="00304286"/>
    </style:style>
    <style:style style:name="T27" style:family="text">
      <style:text-properties officeooo:rsid="00312e9f"/>
    </style:style>
    <style:style style:name="T28" style:family="text">
      <style:text-properties style:use-window-font-color="true" loext:opacity="0%" officeooo:rsid="001e4e59"/>
    </style:style>
    <style:style style:name="T29" style:family="text">
      <style:text-properties style:use-window-font-color="true" loext:opacity="0%" officeooo:rsid="002fd099"/>
    </style:style>
    <style:style style:name="T30" style:family="text">
      <style:text-properties officeooo:rsid="001e4e59"/>
    </style:style>
    <style:style style:name="T31" style:family="text">
      <style:text-properties style:use-window-font-color="true" loext:opacity="0%" officeooo:rsid="003259b2"/>
    </style:style>
    <style:style style:name="T32" style:family="text">
      <style:text-properties officeooo:rsid="003259b2"/>
    </style:style>
    <style:style style:name="T33" style:family="text">
      <style:text-properties fo:color="#158466" loext:opacity="100%" officeooo:rsid="00304286"/>
    </style:style>
    <style:style style:name="T34" style:family="text">
      <style:text-properties officeooo:rsid="002fd099"/>
    </style:style>
    <style:style style:name="T35" style:family="text">
      <style:text-properties fo:color="#158466" loext:opacity="100%" officeooo:rsid="001e4e59"/>
    </style:style>
    <style:style style:name="T36" style:family="text">
      <style:text-properties fo:color="#158466" loext:opacity="100%" officeooo:rsid="002fd099"/>
    </style:style>
    <style:style style:name="T37" style:family="text">
      <style:text-properties fo:color="#2a6099" loext:opacity="100%" officeooo:rsid="00304286"/>
    </style:style>
    <style:style style:name="T38" style:family="text">
      <style:text-properties fo:color="#158466" loext:opacity="100%" officeooo:rsid="00312e9f"/>
    </style:style>
    <style:style style:name="T39" style:family="text">
      <style:text-properties style:use-window-font-color="true" loext:opacity="0%" officeooo:rsid="0031e527"/>
    </style:style>
    <style:style style:name="T40" style:family="text">
      <style:text-properties style:use-window-font-color="true" loext:opacity="0%" officeooo:rsid="00312e9f"/>
    </style:style>
    <style:style style:name="T41" style:family="text">
      <style:text-properties officeooo:rsid="0031e527"/>
    </style:style>
    <style:style style:name="T42" style:family="text">
      <style:text-properties officeooo:rsid="0045eafd"/>
    </style:style>
    <style:style style:name="T43" style:family="text">
      <style:text-properties officeooo:rsid="004743bb"/>
    </style:style>
    <style:style style:name="T44" style:family="text">
      <style:text-properties officeooo:rsid="00491df4"/>
    </style:style>
    <style:style style:name="T45" style:family="text">
      <style:text-properties officeooo:rsid="00480ffc"/>
    </style:style>
    <style:style style:name="T46" style:family="text">
      <style:text-properties fo:color="#2a6099" loext:opacity="100%" officeooo:rsid="00480ffc"/>
    </style:style>
    <style:style style:name="T47" style:family="text">
      <style:text-properties style:use-window-font-color="true" loext:opacity="0%" officeooo:rsid="0045eafd"/>
    </style:style>
    <style:style style:name="T48" style:family="text">
      <style:text-properties style:use-window-font-color="true" loext:opacity="0%" officeooo:rsid="00480ffc"/>
    </style:style>
    <style:style style:name="T49" style:family="text">
      <style:text-properties fo:color="#2a6099" loext:opacity="100%" officeooo:rsid="00491df4"/>
    </style:style>
    <style:style style:name="T50" style:family="text">
      <style:text-properties officeooo:rsid="0034506e"/>
    </style:style>
    <style:style style:name="T51" style:family="text">
      <style:text-properties officeooo:rsid="004b530b"/>
    </style:style>
    <style:style style:name="T52" style:family="text">
      <style:text-properties fo:color="#158466" loext:opacity="100%" officeooo:rsid="003384c8"/>
    </style:style>
    <style:style style:name="T53" style:family="text">
      <style:text-properties fo:color="#2a6099" loext:opacity="100%" officeooo:rsid="004743bb"/>
    </style:style>
    <style:style style:name="T54" style:family="text">
      <style:text-properties style:use-window-font-color="true" loext:opacity="0%" officeooo:rsid="003384c8"/>
    </style:style>
    <style:style style:name="T55" style:family="text">
      <style:text-properties officeooo:rsid="003384c8"/>
    </style:style>
    <style:style style:name="T56" style:family="text">
      <style:text-properties style:use-window-font-color="true" loext:opacity="0%" officeooo:rsid="004b530b"/>
    </style:style>
    <style:style style:name="T57" style:family="text">
      <style:text-properties style:use-window-font-color="true" loext:opacity="0%" officeooo:rsid="004743bb"/>
    </style:style>
    <style:style style:name="T58" style:family="text">
      <style:text-properties style:use-window-font-color="true" loext:opacity="0%" officeooo:rsid="0034506e"/>
    </style:style>
    <style:style style:name="T59" style:family="text">
      <style:text-properties fo:color="#158466" loext:opacity="100%" officeooo:rsid="00480ffc"/>
    </style:style>
    <style:style style:name="T60" style:family="text">
      <style:text-properties style:use-window-font-color="true" loext:opacity="0%" officeooo:rsid="0043c283"/>
    </style:style>
    <style:style style:name="T61" style:family="text">
      <style:text-properties fo:color="#2a6099" loext:opacity="100%" officeooo:rsid="00372bf8"/>
    </style:style>
    <style:style style:name="T62" style:family="text">
      <style:text-properties fo:color="#2a6099" loext:opacity="100%" officeooo:rsid="003886b5"/>
    </style:style>
    <style:style style:name="T63" style:family="text">
      <style:text-properties style:use-window-font-color="true" loext:opacity="0%" officeooo:rsid="003990f4"/>
    </style:style>
    <style:style style:name="T64" style:family="text">
      <style:text-properties officeooo:rsid="00372bf8"/>
    </style:style>
    <style:style style:name="T65" style:family="text">
      <style:text-properties fo:color="#2a6099" loext:opacity="100%" officeooo:rsid="0039db00"/>
    </style:style>
    <style:style style:name="T66" style:family="text">
      <style:text-properties style:use-window-font-color="true" loext:opacity="0%" officeooo:rsid="004232df"/>
    </style:style>
    <style:style style:name="T67" style:family="text">
      <style:text-properties officeooo:rsid="004232df"/>
    </style:style>
    <style:style style:name="T68" style:family="text">
      <style:text-properties fo:color="#158466" loext:opacity="100%" officeooo:rsid="004232df"/>
    </style:style>
    <style:style style:name="T69" style:family="text">
      <style:text-properties officeooo:rsid="0039db00"/>
    </style:style>
    <style:style style:name="T70" style:family="text">
      <style:text-properties fo:color="#2a6099" loext:opacity="100%" fo:font-weight="bold" officeooo:rsid="0041a117" style:font-weight-asian="bold" style:font-weight-complex="bold"/>
    </style:style>
    <style:style style:name="T71" style:family="text">
      <style:text-properties officeooo:rsid="003dd94b"/>
    </style:style>
    <style:style style:name="T72" style:family="text">
      <style:text-properties officeooo:rsid="003fa7f4"/>
    </style:style>
    <style:style style:name="T73" style:family="text">
      <style:text-properties style:use-window-font-color="true" loext:opacity="0%" officeooo:rsid="00400781"/>
    </style:style>
    <style:style style:name="T74" style:family="text">
      <style:text-properties officeooo:rsid="00345bf7"/>
    </style:style>
    <style:style style:name="T75" style:family="text">
      <style:text-properties style:use-window-font-color="true" loext:opacity="0%" officeooo:rsid="00345bf7"/>
    </style:style>
    <style:style style:name="T76" style:family="text">
      <style:text-properties fo:color="#2a6099" loext:opacity="100%" officeooo:rsid="00345bf7"/>
    </style:style>
    <style:style style:name="T77" style:family="text">
      <style:text-properties fo:color="#000000" loext:opacity="100%" officeooo:rsid="001cfb73"/>
    </style:style>
    <style:style style:name="T78" style:family="text">
      <style:text-properties style:use-window-font-color="true" loext:opacity="0%" officeooo:rsid="001cfb73"/>
    </style:style>
    <style:style style:name="T79" style:family="text">
      <style:text-properties fo:color="#158466" loext:opacity="100%" officeooo:rsid="001cfb73"/>
    </style:style>
    <style:style style:name="T80" style:family="text">
      <style:text-properties fo:color="#2a6099" loext:opacity="100%" officeooo:rsid="00254b54"/>
    </style:style>
    <style:style style:name="T81" style:family="text">
      <style:text-properties fo:color="#158466" loext:opacity="100%" officeooo:rsid="00214ccf" fo:background-color="transparent" loext:char-shading-value="0"/>
    </style:style>
    <style:style style:name="T82" style:family="text">
      <style:text-properties fo:color="#158466" loext:opacity="100%" officeooo:rsid="001ede30" fo:background-color="transparent" loext:char-shading-value="0"/>
    </style:style>
    <style:style style:name="T83" style:family="text">
      <style:text-properties fo:color="#158466" loext:opacity="100%" officeooo:rsid="002758d9" fo:background-color="transparent" loext:char-shading-value="0"/>
    </style:style>
    <style:style style:name="T84" style:family="text">
      <style:text-properties fo:color="#158466" loext:opacity="100%" fo:background-color="transparent" loext:char-shading-value="0"/>
    </style:style>
    <style:style style:name="T85" style:family="text">
      <style:text-properties fo:color="#158466" loext:opacity="100%" officeooo:rsid="001f2386" fo:background-color="transparent" loext:char-shading-value="0"/>
    </style:style>
    <style:style style:name="T86" style:family="text">
      <style:text-properties fo:color="#158466" loext:opacity="100%" officeooo:rsid="001e4e59" fo:background-color="transparent" loext:char-shading-value="0"/>
    </style:style>
    <style:style style:name="T87" style:family="text">
      <style:text-properties fo:color="#2a6099" loext:opacity="100%" officeooo:rsid="00214ccf" fo:background-color="transparent" loext:char-shading-value="0"/>
    </style:style>
    <style:style style:name="T88" style:family="text">
      <style:text-properties officeooo:rsid="00214ccf"/>
    </style:style>
    <style:style style:name="T89" style:family="text">
      <style:text-properties officeooo:rsid="000e82b4"/>
    </style:style>
    <style:style style:name="T90" style:family="text">
      <style:text-properties officeooo:rsid="0019b124"/>
    </style:style>
    <style:style style:name="T91" style:family="text">
      <style:text-properties fo:color="#2a6099" loext:opacity="100%" officeooo:rsid="00214ccf"/>
    </style:style>
    <style:style style:name="T92" style:family="text">
      <style:text-properties style:use-window-font-color="true" loext:opacity="0%" officeooo:rsid="0019b124"/>
    </style:style>
    <style:style style:name="T93" style:family="text">
      <style:text-properties style:use-window-font-color="true" loext:opacity="0%" officeooo:rsid="00214ccf"/>
    </style:style>
    <style:style style:name="T94" style:family="text">
      <style:text-properties style:use-window-font-color="true" loext:opacity="0%" style:font-name="Liberation Serif" fo:font-size="12pt" officeooo:rsid="0019b124" style:font-size-asian="12pt" style:font-size-complex="12pt"/>
    </style:style>
    <style:style style:name="T95" style:family="text">
      <style:text-properties style:use-window-font-color="true" loext:opacity="0%" style:font-name="Liberation Serif" fo:font-size="12pt" officeooo:rsid="0019b124" fo:background-color="transparent" loext:char-shading-value="0" style:font-size-asian="12pt" style:font-size-complex="12pt"/>
    </style:style>
    <style:style style:name="T96" style:family="text">
      <style:text-properties style:use-window-font-color="true" loext:opacity="0%" style:font-name="Liberation Serif" fo:font-size="12pt" officeooo:rsid="001e4e59" fo:background-color="transparent" loext:char-shading-value="0" style:font-size-asian="12pt" style:font-size-complex="12pt"/>
    </style:style>
    <style:style style:name="T97" style:family="text">
      <style:text-properties style:use-window-font-color="true" loext:opacity="0%" style:font-name="Liberation Serif" fo:font-size="12pt" fo:font-weight="normal" officeooo:rsid="0019b124" fo:background-color="transparent" loext:char-shading-value="0" style:font-size-asian="12pt" style:font-size-complex="12pt"/>
    </style:style>
    <style:style style:name="T98" style:family="text">
      <style:text-properties style:use-window-font-color="true" loext:opacity="0%" style:font-name="Liberation Serif" fo:font-size="12pt" fo:font-weight="normal" officeooo:rsid="001e4e59" fo:background-color="transparent" loext:char-shading-value="0" style:font-size-asian="12pt" style:font-size-complex="12pt"/>
    </style:style>
    <style:style style:name="T99" style:family="text">
      <style:text-properties style:use-window-font-color="true" loext:opacity="0%" style:font-name="Liberation Serif" fo:font-size="12pt" fo:font-weight="normal" officeooo:rsid="001f2386" fo:background-color="transparent" loext:char-shading-value="0" style:font-size-asian="12pt" style:font-size-complex="12pt"/>
    </style:style>
    <style:style style:name="T100" style:family="text">
      <style:text-properties fo:color="#000000" loext:opacity="100%" style:font-name="Liberation Serif" fo:font-size="12pt" fo:font-weight="normal" officeooo:rsid="0019b124" fo:background-color="transparent" loext:char-shading-value="0" style:font-size-asian="12pt" style:font-size-complex="12pt"/>
    </style:style>
    <style:style style:name="T101" style:family="text">
      <style:text-properties fo:color="#2a6099" loext:opacity="100%" style:font-name="Liberation Serif" fo:font-size="12pt" fo:font-weight="normal" officeooo:rsid="00214ccf" fo:background-color="transparent" loext:char-shading-value="0" style:font-size-asian="12pt" style:font-size-complex="12pt"/>
    </style:style>
    <style:style style:name="T102" style:family="text">
      <style:text-properties style:font-name="Liberation Serif" fo:font-size="12pt" fo:font-weight="normal" fo:background-color="transparent" loext:char-shading-value="0" style:font-size-asian="12pt" style:font-size-complex="12pt"/>
    </style:style>
    <style:style style:name="T103" style:family="text">
      <style:text-properties style:font-name="Liberation Serif" fo:font-size="12pt" fo:font-weight="normal" officeooo:rsid="001e4e59" fo:background-color="transparent" loext:char-shading-value="0" style:font-size-asian="12pt" style:font-size-complex="12pt"/>
    </style:style>
    <style:style style:name="T104" style:family="text">
      <style:text-properties style:use-window-font-color="true" loext:opacity="0%" officeooo:rsid="002e0b7b"/>
    </style:style>
    <style:style style:name="T105" style:family="text">
      <style:text-properties officeooo:rsid="002e0b7b"/>
    </style:style>
    <style:style style:name="T106" style:family="text">
      <style:text-properties style:use-window-font-color="true" loext:opacity="0%" officeooo:rsid="00285a60"/>
    </style:style>
    <style:style style:name="T107" style:family="text">
      <style:text-properties officeooo:rsid="00293e69"/>
    </style:style>
    <style:style style:name="T108" style:family="text">
      <style:text-properties officeooo:rsid="002afb98"/>
    </style:style>
    <style:style style:name="T109" style:family="text">
      <style:text-properties officeooo:rsid="002c0e1b"/>
    </style:style>
    <style:style style:name="T110" style:family="text">
      <style:text-properties style:use-window-font-color="true" loext:opacity="0%" style:font-name="Liberation Serif" fo:font-size="12pt" fo:font-weight="normal" fo:background-color="transparent" loext:char-shading-value="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code <text:span text:style-name="T1">balistic/</text:span><text:span text:style-name="T2">abp</text:span><text:span text:style-name="T1"> </text:span>particle plane</text:p>
      <text:p text:style-name="P2">CLASSES</text:p>
      <text:p text:style-name="P3"><text:span text:style-name="T3">class </text:span><text:span text:style-name="T4">particle</text:span><text:span text:style-name="T3">_s </text:span>:</text:p>
      <text:p text:style-name="P4"><text:span text:style-name="T5"><text:tab/>x</text:span> : array of 2 relative coordinates</text:p>
      <text:p text:style-name="P5"><text:span text:style-name="T5"><text:tab/>box</text:span><text:span text:style-name="T6"> : array of </text:span><text:s/><text:span text:style-name="T6">2 coordinates of the box</text:span></text:p>
      <text:p text:style-name="P6"><text:tab/>v : float</text:p>
      <text:p text:style-name="P5"><text:span text:style-name="T5"><text:tab/>angle</text:span><text:span text:style-name="T6"> : float orientation</text:span></text:p>
      <text:p text:style-name="P6"><text:tab/>vec : orientation vector array of 2</text:p>
      <text:p text:style-name="P5"/>
      <text:p text:style-name="P5"><text:span text:style-name="T3">class sim_par </text:span>:</text:p>
      <text:p text:style-name="P5"><text:tab/><text:span text:style-name="T7">model : str <text:tab/><text:tab/></text:span><text:span text:style-name="T8"># ‘bal’, ‘abp’, ‘rtp’, or ‘rrot’</text:span></text:p>
      <text:p text:style-name="P5"><text:span text:style-name="T8"><text:tab/></text:span><text:span text:style-name="T9">mode : str</text:span></text:p>
      <text:p text:style-name="P7"><text:tab/>v : float</text:p>
      <text:p text:style-name="P7"><text:tab/>dim : int</text:p>
      <text:p text:style-name="P5"><text:span text:style-name="T10"><text:tab/></text:span><text:span text:style-name="T11">T:float</text:span><text:span text:style-name="T10"><text:tab/><text:tab/><text:tab/></text:span><text:span text:style-name="T8"># Total time of the simulation</text:span></text:p>
      <text:p text:style-name="P5"><text:span text:style-name="T10"><text:tab/></text:span><text:span text:style-name="T11">dT:float</text:span><text:span text:style-name="T10"><text:tab/><text:tab/></text:span><text:span text:style-name="T8"># Sim step</text:span></text:p>
      <text:p text:style-name="P5"><text:span text:style-name="T11"><text:tab/></text:span><text:span text:style-name="T12">L:float<text:tab/></text:span><text:span text:style-name="T13"><text:tab/><text:tab/># length of box</text:span></text:p>
      <text:p text:style-name="P5"><text:span text:style-name="T13"><text:tab/></text:span><text:span text:style-name="T12">n_traj:int</text:span><text:span text:style-name="T13"><text:tab/><text:tab/># nb of step of the traj = int(T/dT)</text:span></text:p>
      <text:p text:style-name="P5"><text:span text:style-name="T13"/></text:p>
      <text:p text:style-name="P8">class sim_res :</text:p>
      <text:p text:style-name="P8"><text:tab/><text:span text:style-name="T14">msd : array</text:span></text:p>
      <text:p text:style-name="P9"><text:tab/>respath:str</text:p>
      <text:p text:style-name="P9"><text:tab/>resfile:str</text:p>
      <text:p text:style-name="P9"><text:tab/>filepath:str</text:p>
      <text:p text:style-name="P10"/>
      <text:p text:style-name="P2">FUNCTIONS</text:p>
      <text:list text:style-name="L1">
        <text:list-item>
          <text:p text:style-name="P11">Initialize</text:p>
        </text:list-item>
      </text:list>
      <text:p text:style-name="P12">params_from_file(filename,section_to_read) :</text:p>
      <text:p text:style-name="P12"><text:tab/>'<text:span text:style-name="T15">''Takes a text file and a section to read as arguments and fill an empty dict</text:span></text:p>
      <text:p text:style-name="P13"><text:tab/>par with the keys and values in the wanted section of the file'''</text:p>
      <text:p text:style-name="P12">fill_params_class(par) :</text:p>
      <text:p text:style-name="P12"><text:tab/><text:span text:style-name="T15">'''Takes a dict as an argument (the one filled with the function parameters_from_file)</text:span></text:p>
      <text:p text:style-name="P13"><text:tab/>to create an instance par from the class sim_par the attributes of which are given by the dict'''</text:p>
      <text:p text:style-name="P12">init_resclass(par) :</text:p>
      <text:p text:style-name="P12"><text:tab/><text:span text:style-name="T15">‘’’Create an instance res from the class sim_res ‘’’</text:span></text:p>
      <text:p text:style-name="P12">sim_init(filename, section_to_read) :</text:p>
      <text:p text:style-name="P12"><text:tab/><text:span text:style-name="T15">‘’’Initialize the sim by returning the initialized instances par and res given by the 2 previous <text:tab/>fct’’’</text:span></text:p>
      <text:p text:style-name="P12">particle_create(par) :</text:p>
      <text:p text:style-name="P12"><text:tab/><text:span text:style-name="T15">‘’’ </text:span><text:span text:style-name="T16">Creates an instance particle from the class particle_s with initialized attributes ‘’’</text:span></text:p>
      <text:list text:continue-numbering="true" text:style-name="L1">
        <text:list-item>
          <text:p text:style-name="P11">Main loop</text:p>
        </text:list-item>
      </text:list>
      <text:p text:style-name="P14"><text:span text:style-name="T17">apply_boundaryconditions</text:span><text:span text:style-name="T18">(</text:span><text:span text:style-name="T17">p,</text:span><text:span text:style-name="T19">par</text:span><text:span text:style-name="T18">) :</text:span></text:p>
      <text:p text:style-name="P14"><text:tab/><text:span text:style-name="T6">p.</text:span><text:span text:style-name="T5">x</text:span><text:span text:style-name="T6"> = reste de la division de p.</text:span><text:span text:style-name="T5">x</text:span><text:span text:style-name="T6">/</text:span><text:span text:style-name="T20">par.</text:span><text:span text:style-name="T6">L</text:span></text:p>
      <text:p text:style-name="P14"><text:tab/><text:span text:style-name="T6">p.</text:span><text:span text:style-name="T5">box</text:span><text:span text:style-name="T6"> </text:span><text:span text:style-name="T21">+</text:span><text:span text:style-name="T6">= quotient de la division p.</text:span><text:span text:style-name="T5">x</text:span><text:span text:style-name="T6">/</text:span><text:span text:style-name="T20">par.</text:span><text:span text:style-name="T6">L</text:span> </text:p>
      <text:p text:style-name="P14"><text:span text:style-name="T17">absolute_position</text:span><text:span text:style-name="T18">(</text:span><text:span text:style-name="T17">p, </text:span><text:span text:style-name="T19">par</text:span><text:span text:style-name="T18">) :</text:span></text:p>
      <text:p text:style-name="P14"><text:tab/><text:span text:style-name="T6">X = p.</text:span><text:span text:style-name="T5">x</text:span><text:span text:style-name="T6"> + </text:span><text:span text:style-name="T20">par.</text:span><text:span text:style-name="T6">L*p.</text:span><text:span text:style-name="T5">box</text:span></text:p>
      <text:p text:style-name="P15"><text:tab/>Return <text:span text:style-name="T22">X</text:span></text:p>
      <text:p text:style-name="P16">move(p,par) :</text:p>
      <text:p text:style-name="P17"><text:span text:style-name="T23"><text:tab/># </text:span><text:span text:style-name="T15">mode = {‘bal’:0,’abp’:1}</text:span></text:p>
      <text:p text:style-name="P18">mode = par.mode</text:p>
      <text:p text:style-name="P19"><text:tab/>if <text:span text:style-name="T2">mode=</text:span>‘bal’ :</text:p>
      <text:p text:style-name="P19"><text:tab/><text:tab/>p.x += p.v * par.dT * (cos(par.angle),sin(par.angle))</text:p>
      <text:p text:style-name="P19"><text:soft-page-break/><text:tab/>if <text:span text:style-name="T2">mode=</text:span>‘abp’ :</text:p>
      <text:p text:style-name="P19"><text:tab/><text:tab/><text:span text:style-name="T24">generate gaussian noise gausst of dim 2</text:span></text:p>
      <text:p text:style-name="P20"><text:tab/><text:tab/>generate gaussian noise gaussr of dim 1</text:p>
      <text:p text:style-name="P19"><text:tab/><text:tab/>p.x += p.v * (cos(par.angle),sin(par.angle)) + sqrt(2 * par.Dr * par.dT<text:span text:style-name="T24">) * gausst</text:span></text:p>
      <text:p text:style-name="P20"><text:tab/><text:tab/>p.angle += sqrt(2 * par.Dr * par.dT) * gaussr</text:p>
      <text:p text:style-name="P20"><text:tab/>etc.</text:p>
      <text:p text:style-name="P19"><text:span text:style-name="T24"><text:tab/></text:span><text:span text:style-name="T25">else :</text:span></text:p>
      <text:p text:style-name="P21"><text:tab/><text:tab/>erreur print(‘mode unindentified’)</text:p>
      <text:p text:style-name="P21"/>
      <text:p text:style-name="P22">generate_time_run(<text:span text:style-name="T26">par</text:span>) :</text:p>
      <text:p text:style-name="P23"><text:tab/><text:span text:style-name="T27">return time given by a poissonian distribution for now</text:span></text:p>
      <text:p text:style-name="P24">tumble(p,par) :</text:p>
      <text:p text:style-name="P24"><text:tab/><text:span text:style-name="T14">p.angle = angle given by a turning distribution</text:span></text:p>
      <text:p text:style-name="P25"><text:tab/>return p.angle</text:p>
      <text:p text:style-name="P24"><text:tab/></text:p>
      <text:p text:style-name="P22">rtp(<text:span text:style-name="T26">p,</text:span>par) :</text:p>
      <text:p text:style-name="P26"><text:span text:style-name="T28"><text:tab/>traj</text:span><text:span text:style-name="T29">rel</text:span><text:span text:style-name="T28"> <text:s/>= array </text:span><text:span text:style-name="T11">(par.dim</text:span><text:span text:style-name="T28"> * </text:span><text:span text:style-name="T11">par.</text:span><text:span text:style-name="T28">n_traj</text:span><text:span text:style-name="T11">)</text:span></text:p>
      <text:p text:style-name="P27"><text:tab/>trajabs =<text:span text:style-name="T30"> array </text:span><text:span text:style-name="T7">(par.dim</text:span><text:span text:style-name="T30"> * </text:span><text:span text:style-name="T7">par.</text:span><text:span text:style-name="T30">n_traj</text:span><text:span text:style-name="T7">)</text:span></text:p>
      <text:p text:style-name="P27"><text:tab/>trajrel[:,0] = p.x</text:p>
      <text:p text:style-name="P27"><text:tab/>trajabs[:,0] = absolute_position(p,par)</text:p>
      <text:p text:style-name="P27"/>
      <text:p text:style-name="P22"><text:tab/><text:span text:style-name="T14">mode</text:span><text:span text:style-name="T31">s</text:span><text:span text:style-name="T14"> = {‘run’,turn’}</text:span></text:p>
      <text:p text:style-name="P23"><text:tab/><text:span text:style-name="T32">mode = </text:span>choose randomly for the first mode of displacement </text:p>
      <text:p text:style-name="P23"><text:tab/>if mode == ‘run’ :</text:p>
      <text:p text:style-name="P23"><text:tab/><text:tab/>t_run = generate_run_time(<text:span text:style-name="T26">par</text:span>) <text:tab/><text:tab/><text:tab/><text:tab/><text:span text:style-name="T15"># Time before next tumble</text:span></text:p>
      <text:p text:style-name="P23"><text:tab/><text:tab/><text:span text:style-name="T26">t_steps = np.arange(0,t_run,par.dT)</text:span></text:p>
      <text:p text:style-name="P23"><text:tab/><text:tab/><text:span text:style-name="T26">for t in t_steps :</text:span></text:p>
      <text:p text:style-name="P23"><text:tab/><text:tab/><text:tab/><text:span text:style-name="T26">step = </text:span><text:span text:style-name="T33">move(p,par)</text:span></text:p>
      <text:p text:style-name="P28"><text:tab/><text:tab/><text:tab/><text:span text:style-name="T30">apply_boundaryconditions(step,</text:span><text:span text:style-name="T34">par</text:span><text:span text:style-name="T30">)</text:span></text:p>
      <text:p text:style-name="P29"><text:tab/><text:tab/><text:tab/>trajrel[:,t] = step.x</text:p>
      <text:p text:style-name="P30"><text:span text:style-name="T30"><text:tab/><text:tab/><text:tab/></text:span><text:span text:style-name="T28">traj</text:span><text:span text:style-name="T29">abs</text:span><text:span text:style-name="T28">[:,t] = </text:span><text:span text:style-name="T35">absolute_position(step,</text:span><text:span text:style-name="T36">par</text:span><text:span text:style-name="T35">)</text:span></text:p>
      <text:p text:style-name="P27"><text:tab/><text:tab/><text:span text:style-name="T26">last_time = t_steps[-1]<text:tab/><text:tab/><text:tab/><text:tab/><text:tab/></text:span><text:span text:style-name="T37"># Gives the last time <text:tab/><text:tab/><text:tab/><text:tab/><text:tab/><text:tab/><text:tab/><text:tab/><text:tab/><text:tab/><text:tab/>propto dT before tumble</text:span></text:p>
      <text:p text:style-name="P31"><text:tab/><text:tab/><text:span text:style-name="T14">exceed_time = t_run – last_time<text:tab/><text:tab/><text:tab/><text:tab/></text:span># Gives the excedentary <text:tab/><text:tab/><text:tab/><text:tab/><text:tab/><text:tab/><text:tab/><text:tab/><text:tab/><text:tab/>time during which p still <text:tab/><text:tab/><text:tab/><text:tab/><text:tab/><text:tab/><text:tab/><text:tab/><text:tab/><text:tab/>performs a run</text:p>
      <text:p text:style-name="P31"><text:tab/><text:tab/><text:span text:style-name="T14">p.x += p.v * exceed_time * (cos(par.angle),sin(par.angle))</text:span></text:p>
      <text:p text:style-name="P32"><text:tab/><text:tab/><text:span text:style-name="T27">p.angle = </text:span><text:span text:style-name="T38">tumble(p,par)</text:span></text:p>
      <text:p text:style-name="P33"><text:tab/><text:tab/><text:span text:style-name="T14">left_time = last_time+dT – t_run</text:span></text:p>
      <text:p text:style-name="P34"><text:tab/><text:tab/><text:span text:style-name="T32">t_run = </text:span><text:span text:style-name="T34">generate_run_time(</text:span><text:span text:style-name="T26">par</text:span><text:span text:style-name="T34">)</text:span></text:p>
      <text:p text:style-name="P25"><text:tab/><text:tab/>p.x += p.v * left_time * <text:span text:style-name="T26">(cos(par.angle),sin(par.angle))</text:span></text:p>
      <text:p text:style-name="P25"><text:tab/><text:tab/><text:span text:style-name="T35">apply_boundaryconditions(</text:span><text:span text:style-name="T17">p</text:span><text:span text:style-name="T35">,</text:span><text:span text:style-name="T36">par</text:span><text:span text:style-name="T35">)</text:span></text:p>
      <text:p text:style-name="P35"><text:span text:style-name="T29"><text:tab/><text:tab/>trajrel[:,</text:span><text:span text:style-name="T39">last_time+dT</text:span><text:span text:style-name="T29">] = </text:span><text:span text:style-name="T40">p</text:span><text:span text:style-name="T29">.x</text:span></text:p>
      <text:p text:style-name="P36"><text:span text:style-name="T30"><text:tab/><text:tab/>traj</text:span><text:span text:style-name="T34">abs</text:span><text:span text:style-name="T30">[:,</text:span><text:span text:style-name="T41">last_time+dT</text:span><text:span text:style-name="T34">] </text:span><text:span text:style-name="T30">= </text:span><text:span text:style-name="T35">absolute_position(</text:span><text:span text:style-name="T38">p</text:span><text:span text:style-name="T35">,</text:span><text:span text:style-name="T36">par</text:span><text:span text:style-name="T35">)</text:span></text:p>
      <text:p text:style-name="P37"/>
      <text:p text:style-name="P38">gotonext_tumble(<text:span text:style-name="T42">p,par,t_cur</text:span>) :</text:p>
      <text:p text:style-name="P39"><text:tab/><text:span text:style-name="T15">‘’’t_next_tumble is the time before the next tumble,</text:span></text:p>
      <text:p text:style-name="P40"><text:tab/><text:span text:style-name="T43">exceed_time is the time between the next tumble and the current time,</text:span></text:p>
      <text:p text:style-name="P40"><text:tab/><text:span text:style-name="T44">t_start is the instant of the start of the current run = the instant of the end of the last run,</text:span>‘’’</text:p>
      <text:p text:style-name="P38"><text:tab/><text:span text:style-name="T14">t_next_tumble = generate_run_time()</text:span></text:p>
      <text:p text:style-name="P41"><text:tab/><text:span text:style-name="T45">t_start = p.t_run<text:tab/><text:tab/><text:tab/><text:tab/><text:tab/></text:span><text:span text:style-name="T46"># the end of the last run becomes the <text:tab/><text:tab/><text:tab/><text:tab/><text:tab/><text:tab/><text:tab/><text:tab/>start of the next run</text:span></text:p>
      <text:p text:style-name="P41"><text:soft-page-break/><text:tab/>p.t_run += t_next_tumble<text:tab/><text:tab/><text:tab/><text:tab/><text:span text:style-name="T15"># t_run is the instant of the </text:span><text:span text:style-name="T46">end of the <text:tab/><text:tab/><text:tab/><text:tab/><text:tab/><text:tab/><text:tab/><text:tab/>current </text:span><text:span text:style-name="T15">run</text:span></text:p>
      <text:p text:style-name="P42"><text:tab/><text:span text:style-name="T47">while t_cur </text:span><text:span text:style-name="T48">+ dT</text:span><text:span text:style-name="T47"> &lt;</text:span><text:span text:style-name="T48">=</text:span><text:span text:style-name="T47"> p.t_run :</text:span></text:p>
      <text:p text:style-name="P43"><text:tab/><text:tab/><text:span text:style-name="T45">if t_next_tumble &lt; dT :</text:span></text:p>
      <text:p text:style-name="P43"><text:tab/><text:tab/><text:tab/><text:span text:style-name="T49"># run until next tumble</text:span></text:p>
      <text:p text:style-name="P44"><text:tab/><text:tab/><text:tab/><text:span text:style-name="T32">p.x += p.v * (cos(p.angle),sin(p.angle)</text:span><text:span text:style-name="T50">)</text:span><text:span text:style-name="T32"> * </text:span><text:span text:style-name="T45">t_next_tumble</text:span></text:p>
      <text:p text:style-name="P43"><text:tab/><text:tab/><text:tab/><text:span text:style-name="T45">if t_start </text:span><text:span text:style-name="T44">+ t_next_tumble % dT == 0 :</text:span></text:p>
      <text:p text:style-name="P43"><text:tab/><text:tab/><text:tab/><text:span text:style-name="T49"># if the next tumble occures at the next time step :</text:span></text:p>
      <text:p text:style-name="P43"><text:tab/><text:tab/><text:tab/><text:tab/><text:span text:style-name="T44">t </text:span><text:span text:style-name="T51">_cur</text:span><text:span text:style-name="T44">+= dT<text:tab/><text:tab/><text:tab/><text:tab/><text:tab/><text:tab/></text:span><text:span text:style-name="T49"># update current <text:tab/><text:tab/><text:tab/><text:tab/><text:tab/><text:tab/><text:tab/><text:tab/><text:tab/><text:tab/><text:tab/>time</text:span></text:p>
      <text:p text:style-name="P44"><text:tab/><text:tab/><text:tab/><text:tab/><text:span text:style-name="T35">apply_boundaryconditions(</text:span><text:span text:style-name="T52">p</text:span><text:span text:style-name="T35">,</text:span><text:span text:style-name="T36">par</text:span><text:span text:style-name="T35">)<text:tab/><text:tab/><text:tab/></text:span><text:span text:style-name="T53"># update traj</text:span></text:p>
      <text:p text:style-name="P45"><text:span text:style-name="T29"><text:tab/><text:tab/><text:tab/><text:tab/>trajrel[:,</text:span><text:span text:style-name="T54">int(</text:span><text:span text:style-name="T29">t/</text:span><text:span text:style-name="T54">par.dT)</text:span><text:span text:style-name="T29">] = </text:span><text:span text:style-name="T54">p</text:span><text:span text:style-name="T29">.x</text:span></text:p>
      <text:p text:style-name="P46"><text:span text:style-name="T30"><text:tab/><text:tab/><text:tab/><text:tab/>traj</text:span><text:span text:style-name="T34">abs</text:span><text:span text:style-name="T30">[:,</text:span><text:span text:style-name="T55">int(</text:span><text:span text:style-name="T30">t/</text:span><text:span text:style-name="T55">par.dT)</text:span><text:span text:style-name="T30">] = </text:span><text:span text:style-name="T35">absolute_position(</text:span><text:span text:style-name="T52">p</text:span><text:span text:style-name="T35">,</text:span><text:span text:style-name="T36">par</text:span><text:span text:style-name="T35">)</text:span></text:p>
      <text:p text:style-name="P47"><text:tab/><text:tab/><text:tab/><text:tab/><text:span text:style-name="T56">return p, t_cur, trajrel, trajabs</text:span></text:p>
      <text:p text:style-name="P47"/>
      <text:p text:style-name="P48"><text:tab/><text:tab/><text:tab/></text:p>
      <text:p text:style-name="P49"><text:tab/><text:tab/><text:span text:style-name="T43">t_cur += dT<text:tab/><text:tab/><text:tab/><text:tab/><text:tab/><text:tab/></text:span></text:p>
      <text:p text:style-name="P50"><text:tab/><text:tab/><text:span text:style-name="T32">p.x += p.v * (cos(p.angle),sin(p.angle)</text:span><text:span text:style-name="T50">)</text:span><text:span text:style-name="T32"> * par.dT<text:tab/></text:span><text:span text:style-name="T53"># run during dT</text:span></text:p>
      <text:p text:style-name="P51"><text:tab/><text:tab/><text:span text:style-name="T35">apply_boundaryconditions(</text:span><text:span text:style-name="T52">p</text:span><text:span text:style-name="T35">,</text:span><text:span text:style-name="T36">par</text:span><text:span text:style-name="T35">)<text:tab/><text:tab/><text:tab/></text:span># update traj</text:p>
      <text:p text:style-name="P52"><text:span text:style-name="T29"><text:tab/><text:tab/>trajrel[:,</text:span><text:span text:style-name="T54">int(</text:span><text:span text:style-name="T29">t/</text:span><text:span text:style-name="T54">par.dT)</text:span><text:span text:style-name="T29">] = </text:span><text:span text:style-name="T54">p</text:span><text:span text:style-name="T29">.x</text:span></text:p>
      <text:p text:style-name="P53"><text:span text:style-name="T30"><text:tab/><text:tab/>traj</text:span><text:span text:style-name="T34">abs</text:span><text:span text:style-name="T30">[:,</text:span><text:span text:style-name="T55">int(</text:span><text:span text:style-name="T30">t/</text:span><text:span text:style-name="T55">par.dT)</text:span><text:span text:style-name="T30">] = </text:span><text:span text:style-name="T35">absolute_position(</text:span><text:span text:style-name="T52">p</text:span><text:span text:style-name="T35">,</text:span><text:span text:style-name="T36">par</text:span><text:span text:style-name="T35">)</text:span></text:p>
      <text:p text:style-name="P54"><text:tab/><text:span text:style-name="T57">if </text:span><text:span text:style-name="T47">t_cur </text:span><text:span text:style-name="T48">+ dT</text:span><text:span text:style-name="T47"> &gt; p.t_run</text:span><text:span text:style-name="T57"> </text:span><text:span text:style-name="T47">:</text:span></text:p>
      <text:p text:style-name="P54"><text:tab/><text:tab/><text:span text:style-name="T57">exceed_time = p.t_run – t_cur<text:tab/><text:tab/><text:tab/></text:span><text:span text:style-name="T53"># excedentary time of run in the <text:tab/><text:tab/><text:tab/><text:tab/><text:tab/><text:tab/><text:tab/><text:tab/>same direction before next tumble</text:span></text:p>
      <text:p text:style-name="P51"><text:tab/><text:tab/><text:span text:style-name="T31">p.x += p.v * (cos(p.angle),sin(p.angle)</text:span><text:span text:style-name="T58">)</text:span><text:span text:style-name="T31"> * </text:span><text:span text:style-name="T14">exceed_time</text:span><text:span text:style-name="T31"><text:tab/></text:span># run during exceed_time</text:p>
      <text:p text:style-name="P51"><text:tab/><text:tab/># no saving of position in traj bc not in a time step</text:p>
      <text:p text:style-name="P51"><text:tab/><text:span text:style-name="T56">return p, t_cur, trajrel, trajabs</text:span></text:p>
      <text:p text:style-name="P51"><text:tab/></text:p>
      <text:p text:style-name="P51"/>
      <text:p text:style-name="P51"/>
      <text:p text:style-name="P49"><text:tab/><text:tab/></text:p>
      <text:p text:style-name="P37"><text:tab/><text:span text:style-name="T47">if t_next_tumble &lt; par.dT :</text:span></text:p>
      <text:p text:style-name="P55"><text:span text:style-name="T59">tumble(p,par)</text:span><text:span text:style-name="T17"><text:tab/></text:span><text:tab/></text:p>
      <text:p text:style-name="P56">rtp(p,par) :</text:p>
      <text:p text:style-name="P56"><text:tab/><text:span text:style-name="T14">t</text:span><text:span text:style-name="T60">_cur</text:span><text:span text:style-name="T14"> = 0</text:span></text:p>
      <text:p text:style-name="P57"><text:span text:style-name="T28"><text:tab/>traj</text:span><text:span text:style-name="T29">rel</text:span><text:span text:style-name="T28"> <text:s/>= array </text:span><text:span text:style-name="T11">(par.dim</text:span><text:span text:style-name="T28"> * </text:span><text:span text:style-name="T11">par.</text:span><text:span text:style-name="T28">n_traj</text:span><text:span text:style-name="T11">)</text:span></text:p>
      <text:p text:style-name="P58"><text:tab/>trajabs =<text:span text:style-name="T30"> array </text:span><text:span text:style-name="T7">(par.dim</text:span><text:span text:style-name="T30"> * </text:span><text:span text:style-name="T7">par.</text:span><text:span text:style-name="T30">n_traj</text:span><text:span text:style-name="T7">)</text:span></text:p>
      <text:p text:style-name="P58"><text:tab/>trajrel[:,0] = p.x</text:p>
      <text:p text:style-name="P58"><text:tab/>trajabs[:,0] = absolute_position(p,par)</text:p>
      <text:p text:style-name="P59"><text:tab/>left_time = 0</text:p>
      <text:p text:style-name="P60"><text:tab/>exceed_time = 0</text:p>
      <text:p text:style-name="P61"><text:tab/>while t &lt; par.T :</text:p>
      <text:p text:style-name="P61"><text:tab/><text:tab/>t_run = <text:span text:style-name="T34">generate_run_time(</text:span><text:span text:style-name="T26">par</text:span><text:span text:style-name="T34">)</text:span></text:p>
      <text:p text:style-name="P61"><text:tab/><text:tab/><text:span text:style-name="T61">t_startrun = t – </text:span><text:span text:style-name="T62">left_time</text:span></text:p>
      <text:p text:style-name="P62"><text:tab/><text:tab/><text:span text:style-name="T63">t_startrun = t + exceed_time</text:span></text:p>
      <text:p text:style-name="P61"><text:tab/><text:tab/>t_end = min(t<text:span text:style-name="T64">_startrun</text:span> + t_run, par.T)<text:tab/><text:span text:style-name="T65"># End of the current run or T it’s smaller</text:span></text:p>
      <text:p text:style-name="P63"/>
      <text:p text:style-name="P63"><text:tab/><text:tab/><text:span text:style-name="T66">if t_run + exceed_time &lt; par.dT :</text:span></text:p>
      <text:p text:style-name="P64"><text:tab/><text:tab/><text:tab/><text:span text:style-name="T67">p.x += p.v * (cos(p.angle),sin(p.angle)) * t_run</text:span></text:p>
      <text:p text:style-name="P64"><text:tab/><text:tab/><text:tab/><text:span text:style-name="T67">left_time = par.dT – (exceed_time + t_run)</text:span></text:p>
      <text:p text:style-name="P64"><text:tab/><text:tab/><text:tab/><text:span text:style-name="T67">p.angle = </text:span><text:span text:style-name="T68">tumble(p,par)</text:span></text:p>
      <text:p text:style-name="P61"><text:tab/><text:tab/></text:p>
      <text:p text:style-name="P65"><text:soft-page-break/><text:tab/><text:tab/><text:span text:style-name="T67">elif t_run + exceed_time == par.dT :</text:span></text:p>
      <text:p text:style-name="P65"><text:tab/><text:tab/><text:tab/></text:p>
      <text:p text:style-name="P65"><text:span text:style-name="T50"><text:tab/><text:tab/>while</text:span> t <text:span text:style-name="T69">+ exceed_time</text:span> &lt; t_end-<text:span text:style-name="T55">par.dT</text:span> :</text:p>
      <text:p text:style-name="P61"><text:tab/><text:tab/><text:span text:style-name="T70">REVÉRIFIER CAS OÙ T_RUN &lt; dT</text:span></text:p>
      <text:p text:style-name="P61"><text:tab/><text:tab/><text:tab/><text:span text:style-name="T71">exceed_time = 0</text:span></text:p>
      <text:p text:style-name="P61"><text:tab/><text:tab/><text:tab/><text:span text:style-name="T71">if left_time == 0 :</text:span></text:p>
      <text:p text:style-name="P61"><text:tab/><text:tab/><text:tab/><text:tab/>p.x += p.v * (cos(p.angle),sin(p.angle)<text:span text:style-name="T50">)</text:span> * par.dT</text:p>
      <text:p text:style-name="P61"><text:tab/><text:tab/><text:tab/><text:span text:style-name="T71">else :</text:span></text:p>
      <text:p text:style-name="P61"><text:tab/><text:tab/><text:tab/><text:tab/><text:span text:style-name="T71">p.x += p.v * (cos(p.angle),sin(p.angle)) * left_time</text:span></text:p>
      <text:p text:style-name="P61"><text:tab/><text:tab/><text:tab/><text:tab/><text:span text:style-name="T71">left_time = 0</text:span></text:p>
      <text:p text:style-name="P66"><text:tab/><text:tab/><text:tab/>t += par.dT</text:p>
      <text:p text:style-name="P67"><text:tab/><text:tab/><text:tab/><text:span text:style-name="T30">apply_boundaryconditions(</text:span><text:span text:style-name="T55">p</text:span><text:span text:style-name="T30">,</text:span><text:span text:style-name="T34">par</text:span><text:span text:style-name="T30">)</text:span></text:p>
      <text:p text:style-name="P68"><text:span text:style-name="T29"><text:tab/><text:tab/><text:tab/>trajrel[:,</text:span><text:span text:style-name="T54">int(</text:span><text:span text:style-name="T29">t/</text:span><text:span text:style-name="T54">par.dT)</text:span><text:span text:style-name="T29">] = </text:span><text:span text:style-name="T54">p</text:span><text:span text:style-name="T29">.x</text:span></text:p>
      <text:p text:style-name="P69"><text:span text:style-name="T30"><text:tab/><text:tab/><text:tab/>traj</text:span><text:span text:style-name="T34">abs</text:span><text:span text:style-name="T30">[:,</text:span><text:span text:style-name="T55">int(</text:span><text:span text:style-name="T30">t/</text:span><text:span text:style-name="T55">par.dT)</text:span><text:span text:style-name="T30">] = </text:span><text:span text:style-name="T35">absolute_position(</text:span><text:span text:style-name="T52">p</text:span><text:span text:style-name="T35">,</text:span><text:span text:style-name="T36">par</text:span><text:span text:style-name="T35">)</text:span></text:p>
      <text:p text:style-name="P70"><text:tab/><text:tab/><text:span text:style-name="T14">if t &gt; t_end-par.dT :</text:span></text:p>
      <text:p text:style-name="P71"><text:tab/><text:tab/><text:tab/>exceed_time = <text:span text:style-name="T64">t_startrun + </text:span>t_run – t</text:p>
      <text:p text:style-name="P71"><text:tab/><text:tab/><text:tab/>p.x += p.v * (cos(p.angle),sin(p.angle)) * exceed_time</text:p>
      <text:p text:style-name="P72"><text:tab/><text:tab/><text:tab/>p.angle = <text:span text:style-name="T17">tumble(p,par)</text:span></text:p>
      <text:p text:style-name="P72"><text:tab/><text:tab/><text:tab/>left_time = t + par.dT – <text:span text:style-name="T64">(t_startrun +</text:span> t_run<text:span text:style-name="T64">)</text:span></text:p>
      <text:p text:style-name="P72"><text:tab/><text:tab/><text:span text:style-name="T72">elif t == t_end – par.dT :</text:span></text:p>
      <text:p text:style-name="P73"><text:tab/><text:tab/><text:tab/><text:span text:style-name="T32">p.x += p.v * (cos(p.angle),sin(p.angle)</text:span>)<text:span text:style-name="T32"> * par.dT</text:span></text:p>
      <text:p text:style-name="P73"><text:tab/><text:tab/><text:tab/><text:span text:style-name="T72">t += par.dT</text:span></text:p>
      <text:p text:style-name="P73"><text:tab/><text:tab/><text:tab/><text:span text:style-name="T35">apply_boundaryconditions(</text:span><text:span text:style-name="T52">p</text:span><text:span text:style-name="T35">,</text:span><text:span text:style-name="T36">par</text:span><text:span text:style-name="T35">)</text:span></text:p>
      <text:p text:style-name="P74"><text:span text:style-name="T29"><text:tab/><text:tab/><text:tab/>trajrel[:,</text:span><text:span text:style-name="T54">int(</text:span><text:span text:style-name="T29">t/</text:span><text:span text:style-name="T54">par.dT)</text:span><text:span text:style-name="T29">] = </text:span><text:span text:style-name="T54">p</text:span><text:span text:style-name="T29">.x</text:span></text:p>
      <text:p text:style-name="P75"><text:span text:style-name="T30"><text:tab/><text:tab/><text:tab/>traj</text:span><text:span text:style-name="T34">abs</text:span><text:span text:style-name="T30">[:,</text:span><text:span text:style-name="T55">int(</text:span><text:span text:style-name="T30">t/</text:span><text:span text:style-name="T55">par.dT)</text:span><text:span text:style-name="T30">] = </text:span><text:span text:style-name="T35">absolute_position(</text:span><text:span text:style-name="T52">p</text:span><text:span text:style-name="T35">,</text:span><text:span text:style-name="T36">par</text:span><text:span text:style-name="T35">)</text:span></text:p>
      <text:p text:style-name="P76"><text:tab/><text:tab/><text:tab/><text:span text:style-name="T73">if t_startrun + t_run &lt; par.T :</text:span></text:p>
      <text:p text:style-name="P76"><text:tab/><text:tab/><text:tab/><text:tab/><text:span text:style-name="T58">p.angle = tumble(p,par)</text:span></text:p>
      <text:p text:style-name="P72"><text:tab/><text:tab/></text:p>
      <text:p text:style-name="P72"><text:tab/><text:tab/><text:tab/></text:p>
      <text:p text:style-name="P72"/>
      <text:p text:style-name="P72"/>
      <text:p text:style-name="P72"/>
      <text:p text:style-name="P77"><text:tab/><text:tab/><text:tab/></text:p>
      <text:p text:style-name="P77"/>
      <text:p text:style-name="P77"/>
      <text:p text:style-name="P77"><text:span text:style-name="T50">p.x += </text:span>p.v * (cos(p.angle),sin(p.angle)) * <text:span text:style-name="T50">left_time</text:span></text:p>
      <text:p text:style-name="P78"><text:tab/><text:tab/><text:tab/><text:span text:style-name="T74">t += par.dT</text:span></text:p>
      <text:p text:style-name="P78"><text:tab/><text:tab/><text:tab/><text:span text:style-name="T35">apply_boundaryconditions(</text:span><text:span text:style-name="T17">p</text:span><text:span text:style-name="T35">,</text:span><text:span text:style-name="T36">par</text:span><text:span text:style-name="T35">)</text:span></text:p>
      <text:p text:style-name="P79"><text:span text:style-name="T29"><text:tab/><text:tab/><text:tab/>trajrel[:,</text:span><text:span text:style-name="T54">int(</text:span><text:span text:style-name="T29">t/</text:span><text:span text:style-name="T54">par.dT)</text:span><text:span text:style-name="T29">] = </text:span><text:span text:style-name="T54">p</text:span><text:span text:style-name="T29">.x</text:span></text:p>
      <text:p text:style-name="P80"><text:span text:style-name="T30"><text:tab/><text:tab/><text:tab/>traj</text:span><text:span text:style-name="T34">abs</text:span><text:span text:style-name="T30">[:,</text:span><text:span text:style-name="T55">int(</text:span><text:span text:style-name="T30">t/</text:span><text:span text:style-name="T55">par.dT)</text:span><text:span text:style-name="T30">] = </text:span><text:span text:style-name="T35">absolute_position(</text:span><text:span text:style-name="T52">p</text:span><text:span text:style-name="T35">,</text:span><text:span text:style-name="T36">par</text:span><text:span text:style-name="T35">)</text:span></text:p>
      <text:p text:style-name="P81"><text:tab/><text:tab/><text:span text:style-name="T75">elif t == t_end -par.dT :</text:span><text:span text:style-name="T76"> # Check this case</text:span></text:p>
      <text:p text:style-name="P81"><text:tab/><text:tab/><text:tab/></text:p>
      <text:p text:style-name="P32"><text:tab/></text:p>
      <text:p text:style-name="P31"><text:tab/><text:tab/></text:p>
      <text:p text:style-name="P23"><text:tab/></text:p>
      <text:p text:style-name="P17"><text:span text:style-name="T35">generate_traj</text:span><text:span text:style-name="T36">relabs</text:span><text:span text:style-name="T17">(p,par) :</text:span></text:p>
      <text:p text:style-name="P17"><text:span text:style-name="T15"><text:tab/></text:span><text:span text:style-name="T28">traj</text:span><text:span text:style-name="T29">rel</text:span><text:span text:style-name="T28"> <text:s/>= array </text:span><text:span text:style-name="T11">(par.dim</text:span><text:span text:style-name="T28"> * </text:span><text:span text:style-name="T11">par.</text:span><text:span text:style-name="T28">n_traj</text:span><text:span text:style-name="T11">)</text:span></text:p>
      <text:p text:style-name="P23"><text:tab/>trajabs =<text:span text:style-name="T30"> array </text:span><text:span text:style-name="T7">(par.dim</text:span><text:span text:style-name="T30"> * </text:span><text:span text:style-name="T7">par.</text:span><text:span text:style-name="T30">n_traj</text:span><text:span text:style-name="T7">)</text:span></text:p>
      <text:p text:style-name="P23"><text:tab/>trajrel[:,0] = p.x</text:p>
      <text:p text:style-name="P23"><text:tab/>trajabs[:,0] = absolute_position(p,par)</text:p>
      <text:p text:style-name="P19"><text:tab/><text:span text:style-name="T24">for t in range(</text:span><text:span text:style-name="T7">par.</text:span><text:span text:style-name="T24">n_traj) :</text:span></text:p>
      <text:p text:style-name="P17"><text:soft-page-break/><text:span text:style-name="T77"><text:tab/><text:tab/></text:span><text:span text:style-name="T78">step = </text:span><text:span text:style-name="T79">move(p,par)<text:tab/><text:tab/><text:tab/><text:tab/><text:tab/></text:span><text:span text:style-name="T80"># Different move for different <text:tab/><text:tab/><text:tab/><text:tab/><text:tab/><text:tab/><text:tab/><text:tab/><text:tab/>mode of displacement</text:span></text:p>
      <text:p text:style-name="P17"><text:span text:style-name="T77"><text:tab/><text:tab/></text:span><text:span text:style-name="T35">apply_boundaryconditions(step,</text:span><text:span text:style-name="T36">par</text:span><text:span text:style-name="T35">)</text:span></text:p>
      <text:p text:style-name="P82"><text:tab/><text:tab/><text:span text:style-name="T29">trajrel[:,t] = step.x</text:span></text:p>
      <text:p text:style-name="P17"><text:span text:style-name="T35"><text:tab/><text:tab/></text:span><text:span text:style-name="T28">traj</text:span><text:span text:style-name="T29">abs</text:span><text:span text:style-name="T28">[:,t] = </text:span><text:span text:style-name="T35">absolute_position(step,</text:span><text:span text:style-name="T36">par</text:span><text:span text:style-name="T35">)</text:span></text:p>
      <text:p text:style-name="P17"><text:span text:style-name="T35"><text:tab/></text:span><text:span text:style-name="T28">return traj</text:span></text:p>
      <text:list text:continue-numbering="true" text:style-name="L1">
        <text:list-item>
          <text:p text:style-name="P83">Analyse</text:p>
        </text:list-item>
      </text:list>
      <text:p text:style-name="P84"><text:span text:style-name="T81">traj_</text:span><text:span text:style-name="T82">msd</text:span><text:span text:style-name="T83">_arch</text:span><text:span text:style-name="T84">(</text:span><text:span text:style-name="T81">traj</text:span><text:span text:style-name="T85">,</text:span><text:span text:style-name="T86">par</text:span><text:span text:style-name="T84">) :<text:tab/><text:tab/><text:tab/><text:tab/><text:tab/><text:tab/><text:tab/></text:span><text:span text:style-name="T87"># For one realization</text:span></text:p>
      <text:p text:style-name="P85"><text:tab/>msd = array <text:span text:style-name="T88">2</text:span> x <text:span text:style-name="T88">par.</text:span><text:span text:style-name="T30">n_traj</text:span></text:p>
      <text:p text:style-name="P86"><text:span text:style-name="T89"><text:tab/></text:span><text:span text:style-name="T90">for t in </text:span><text:span text:style-name="T30">range(par.n_traj) :</text:span></text:p>
      <text:p text:style-name="P86"><text:tab/><text:tab/><text:span text:style-name="T88">msd[0,t] = t<text:tab/><text:tab/><text:tab/><text:tab/><text:tab/><text:tab/></text:span><text:span text:style-name="T91"># First line for time</text:span></text:p>
      <text:p text:style-name="P86"><text:tab/><text:tab/><text:span text:style-name="T30">for d in range(par.dim) :</text:span></text:p>
      <text:p text:style-name="P86"><text:span text:style-name="T90"><text:tab/><text:tab/></text:span><text:span text:style-name="T92"><text:tab/>msd[</text:span><text:span text:style-name="T93">1,</text:span><text:span text:style-name="T28">t</text:span><text:span text:style-name="T94">]</text:span><text:span text:style-name="T95"> </text:span><text:span text:style-name="T96">+</text:span><text:span text:style-name="T95">= </text:span><text:span text:style-name="T97">(traj[</text:span><text:span text:style-name="T98">d</text:span><text:span text:style-name="T97">,t]-traj[</text:span><text:span text:style-name="T98">d</text:span><text:span text:style-name="T97">,</text:span><text:span text:style-name="T99">0</text:span><text:span text:style-name="T97">])**2</text:span><text:span text:style-name="T100"><text:tab/><text:tab/></text:span><text:span text:style-name="T101"># Second line for msd</text:span></text:p>
      <text:p text:style-name="P87"><text:span text:style-name="T102"><text:tab/>return ms</text:span><text:span text:style-name="T103">d</text:span></text:p>
      <text:p text:style-name="P88"># msd with many intervals</text:p>
      <text:p text:style-name="P89">traj_msd(traj,par) :</text:p>
      <text:p text:style-name="P89"><text:tab/><text:span text:style-name="T104">n = par.n_traj</text:span></text:p>
      <text:p text:style-name="P90"><text:tab/><text:span text:style-name="T105">nlagmax = int(par.Tmax/par.dT)</text:span></text:p>
      <text:p text:style-name="P89"><text:tab/><text:span text:style-name="T14">msd = arra</text:span><text:span text:style-name="T106">y</text:span><text:span text:style-name="T14"> (par.dim * </text:span><text:span text:style-name="T104">n</text:span><text:span text:style-name="T14">)</text:span></text:p>
      <text:p text:style-name="P90"><text:tab/>for <text:span text:style-name="T105">nlag</text:span> in range(<text:span text:style-name="T105">0</text:span><text:span text:style-name="T107">,</text:span><text:span text:style-name="T105">nlagmax</text:span>) :</text:p>
      <text:p text:style-name="P90"><text:tab/><text:tab/><text:span text:style-name="T108">msd[0,</text:span><text:span text:style-name="T105">nlag</text:span><text:span text:style-name="T108">] = </text:span><text:span text:style-name="T105">nlag</text:span><text:span text:style-name="T108"> * par.dT</text:span></text:p>
      <text:p text:style-name="P90"><text:tab/><text:tab/><text:span text:style-name="T109">S = 0,</text:span></text:p>
      <text:p text:style-name="P90"><text:tab/><text:tab/><text:span text:style-name="T107">for </text:span><text:span text:style-name="T105">nstart</text:span><text:span text:style-name="T107"> in range(</text:span><text:span text:style-name="T108">n-</text:span><text:span text:style-name="T105">nlag</text:span><text:span text:style-name="T107">) :</text:span></text:p>
      <text:p text:style-name="P90"><text:tab/><text:tab/><text:tab/><text:span text:style-name="T107">for d in range(par.dim) :</text:span></text:p>
      <text:p text:style-name="P90"><text:tab/><text:tab/><text:tab/><text:tab/><text:span text:style-name="T109">S += (traj[d,p+tau] – traj[d,p])**2</text:span></text:p>
      <text:p text:style-name="P90"><text:tab/><text:tab/><text:span text:style-name="T109">msd[1,</text:span><text:span text:style-name="T105">nlag</text:span><text:span text:style-name="T109">] = S/(n-tau)</text:span></text:p>
      <text:p text:style-name="P90"><text:tab/><text:span text:style-name="T107">return msd</text:span></text:p>
      <text:p text:style-name="P90"><text:tab/><text:tab/><text:tab/></text:p>
      <text:p text:style-name="P91"><text:span text:style-name="T103">r</text:span><text:span text:style-name="T102">es_write_msd(res) :</text:span></text:p>
      <text:p text:style-name="P91"><text:span text:style-name="T102"><text:tab/></text:span><text:span text:style-name="T110">filepath = res.filepath</text:span></text:p>
      <text:p text:style-name="P92"><text:tab/>data = separate res.msd in 2 different columns for times and msd values</text:p>
      <text:p text:style-name="P92"><text:tab/>save data in filepath</text:p>
      <text:p text:style-name="P92"><text:tab/></text:p>
      <text:p text:style-name="P93">MAIN</text:p>
      <text:p text:style-name="P94">initialize par,res</text:p>
      <text:p text:style-name="P94">initialize particle p</text:p>
      <text:p text:style-name="P94">generate trajectory traj</text:p>
      <text:p text:style-name="P94">compute msd of traj</text:p>
      <text:p text:style-name="P94">write result in res</text:p>
      <text:p text:style-name="P95"/>
      <text:p text:style-name="P9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2:44:04.865867568</meta:creation-date>
    <meta:generator>LibreOffice/25.2.3.2$Linux_X86_64 LibreOffice_project/520$Build-2</meta:generator>
    <dc:date>2025-11-26T14:13:40.996251360</dc:date>
    <meta:editing-duration>PT11H10M54S</meta:editing-duration>
    <meta:editing-cycles>27</meta:editing-cycles>
    <meta:document-statistic meta:table-count="0" meta:image-count="0" meta:object-count="0" meta:page-count="5" meta:paragraph-count="222" meta:word-count="1083" meta:character-count="7432" meta:non-whitespace-character-count="6058"/>
  </office:meta>
</office:document-meta>
</file>